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1"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333in" fo:margin-left="0.0875in" table:align="left"/>
    </style:style>
    <style:style style:name="Table1.A" style:family="table-column">
      <style:table-column-properties style:column-width="3.375in"/>
    </style:style>
    <style:style style:name="Table1.B" style:family="table-column">
      <style:table-column-properties style:column-width="3.4583in"/>
    </style:style>
    <style:style style:name="Table1.A1" style:family="table-cell">
      <style:table-cell-properties fo:padding="0in" fo:border="none" style:writing-mode="page"/>
    </style:style>
    <style:style style:name="P1" style:family="paragraph" style:parent-style-name="Heading">
      <style:text-properties style:font-name="Liberation Sans" fo:font-size="14pt" officeooo:rsid="001466b4" officeooo:paragraph-rsid="001466b4" style:font-name-asian="Noto Sans CJK SC" style:font-size-asian="14pt" style:font-name-complex="Lohit Devanagari" style:font-size-complex="14pt"/>
    </style:style>
    <style:style style:name="P2" style:family="paragraph" style:parent-style-name="Heading">
      <style:text-properties officeooo:rsid="00267478" officeooo:paragraph-rsid="00267478"/>
    </style:style>
    <style:style style:name="P3" style:family="paragraph" style:parent-style-name="Preformatted_20_Text">
      <style:text-properties officeooo:paragraph-rsid="00164736"/>
    </style:style>
    <style:style style:name="P4" style:family="paragraph" style:parent-style-name="Preformatted_20_Text">
      <style:text-properties officeooo:paragraph-rsid="001778c7"/>
    </style:style>
    <style:style style:name="P5" style:family="paragraph" style:parent-style-name="Preformatted_20_Text">
      <style:text-properties officeooo:paragraph-rsid="00188d4c"/>
    </style:style>
    <style:style style:name="P6" style:family="paragraph" style:parent-style-name="Preformatted_20_Text">
      <style:text-properties officeooo:paragraph-rsid="001ef696"/>
    </style:style>
    <style:style style:name="P7" style:family="paragraph" style:parent-style-name="Standard">
      <style:text-properties officeooo:rsid="001778c7" officeooo:paragraph-rsid="001778c7"/>
    </style:style>
    <style:style style:name="P8" style:family="paragraph" style:parent-style-name="Standard">
      <style:text-properties officeooo:rsid="001ef696" officeooo:paragraph-rsid="001ef696"/>
    </style:style>
    <style:style style:name="P9" style:family="paragraph" style:parent-style-name="Standard">
      <style:text-properties officeooo:rsid="001ef696" officeooo:paragraph-rsid="0024aa5a"/>
    </style:style>
    <style:style style:name="P10" style:family="paragraph" style:parent-style-name="Standard">
      <style:text-properties style:font-name="Liberation Mono" fo:font-size="8pt" style:font-size-asian="8pt" style:font-size-complex="8pt"/>
    </style:style>
    <style:style style:name="P11" style:family="paragraph" style:parent-style-name="Standard">
      <style:text-properties officeooo:paragraph-rsid="0026c222"/>
    </style:style>
    <style:style style:name="P12" style:family="paragraph" style:parent-style-name="Standard">
      <loext:graphic-properties draw:fill="solid" draw:fill-color="#ffffff"/>
      <style:paragraph-properties fo:background-color="#ffffff" fo:padding="0in" fo:border="none"/>
      <style:text-properties officeooo:paragraph-rsid="001e3d6f"/>
    </style:style>
    <style:style style:name="P13" style:family="paragraph" style:parent-style-name="Table_20_Contents">
      <style:text-properties officeooo:rsid="001c116a" officeooo:paragraph-rsid="001c116a"/>
    </style:style>
    <style:style style:name="P14" style:family="paragraph" style:parent-style-name="Table_20_Contents">
      <style:text-properties style:font-name="Ubuntu Mono1" fo:font-size="10pt" officeooo:rsid="001c116a" style:font-size-asian="10pt" style:font-size-complex="10pt"/>
    </style:style>
    <style:style style:name="P15" style:family="paragraph" style:parent-style-name="Table_20_Contents">
      <style:text-properties style:font-name="Ubuntu Mono1" fo:font-size="10pt" officeooo:rsid="001c116a" officeooo:paragraph-rsid="001e3d6f" style:font-size-asian="10pt" style:font-size-complex="10pt"/>
    </style:style>
    <style:style style:name="P16" style:family="paragraph" style:parent-style-name="Text_20_body">
      <style:text-properties officeooo:rsid="001466b4" officeooo:paragraph-rsid="001466b4"/>
    </style:style>
    <style:style style:name="P17" style:family="paragraph" style:parent-style-name="Text_20_body">
      <style:text-properties officeooo:rsid="00164736" officeooo:paragraph-rsid="00164736"/>
    </style:style>
    <style:style style:name="P18" style:family="paragraph" style:parent-style-name="Text_20_body">
      <style:text-properties officeooo:paragraph-rsid="001778c7"/>
    </style:style>
    <style:style style:name="P19" style:family="paragraph" style:parent-style-name="Text_20_body">
      <style:text-properties officeooo:rsid="001778c7" officeooo:paragraph-rsid="001778c7"/>
    </style:style>
    <style:style style:name="P20" style:family="paragraph" style:parent-style-name="Text_20_body">
      <style:text-properties officeooo:rsid="001a4e62" officeooo:paragraph-rsid="001a4e62"/>
    </style:style>
    <style:style style:name="P21" style:family="paragraph" style:parent-style-name="Text_20_body">
      <style:text-properties officeooo:rsid="001ef696" officeooo:paragraph-rsid="001ef696"/>
    </style:style>
    <style:style style:name="P22" style:family="paragraph" style:parent-style-name="Text_20_body">
      <style:text-properties officeooo:paragraph-rsid="00267478"/>
    </style:style>
    <style:style style:name="P23" style:family="paragraph" style:parent-style-name="Heading_20_1">
      <style:text-properties officeooo:rsid="001a4e62" officeooo:paragraph-rsid="001a4e62"/>
    </style:style>
    <style:style style:name="P24" style:family="paragraph" style:parent-style-name="Heading_20_2">
      <style:text-properties officeooo:rsid="0029c149" officeooo:paragraph-rsid="0029c149"/>
    </style:style>
    <style:style style:name="P25" style:family="paragraph" style:parent-style-name="Heading_20_3">
      <style:text-properties officeooo:rsid="00267478" officeooo:paragraph-rsid="00267478"/>
    </style:style>
    <style:style style:name="P26" style:family="paragraph" style:parent-style-name="Heading_20_3">
      <style:text-properties officeooo:paragraph-rsid="002db2ca"/>
    </style:style>
    <style:style style:name="P27" style:family="paragraph" style:parent-style-name="Preformatted_20_Text">
      <style:text-properties fo:color="#ffff00" style:font-name="Liberation Mono" fo:font-size="10pt" fo:font-weight="bold" officeooo:rsid="0028621f" officeooo:paragraph-rsid="0028621f" style:font-name-asian="Noto Sans Mono CJK SC" style:font-size-asian="10pt" style:font-name-complex="Liberation Mono" style:font-size-complex="10pt"/>
    </style:style>
    <style:style style:name="P28" style:family="paragraph" style:parent-style-name="Preformatted_20_Text">
      <style:text-properties officeooo:paragraph-rsid="002db2ca"/>
    </style:style>
    <style:style style:name="P29" style:family="paragraph" style:parent-style-name="Standard">
      <style:text-properties fo:font-style="normal" officeooo:rsid="00164736" officeooo:paragraph-rsid="00164736" style:font-style-asian="normal" style:font-style-complex="normal"/>
    </style:style>
    <style:style style:name="P30" style:family="paragraph" style:parent-style-name="Standard" style:list-style-name="L1">
      <style:text-properties officeooo:paragraph-rsid="001ef696"/>
    </style:style>
    <style:style style:name="P31" style:family="paragraph" style:parent-style-name="Standard" style:list-style-name="L1">
      <style:text-properties fo:font-weight="normal" officeooo:rsid="001ef696" officeooo:paragraph-rsid="0024aa5a" style:font-weight-asian="normal" style:font-weight-complex="normal"/>
    </style:style>
    <style:style style:name="P32" style:family="paragraph" style:parent-style-name="Standard">
      <style:text-properties fo:font-weight="normal" officeooo:rsid="001ef696" officeooo:paragraph-rsid="0024aa5a" style:font-weight-asian="normal" style:font-weight-complex="normal"/>
    </style:style>
    <style:style style:name="P33" style:family="paragraph" style:parent-style-name="Standard" style:list-style-name="L1">
      <style:text-properties fo:font-weight="normal" officeooo:rsid="0024aa5a" officeooo:paragraph-rsid="0024aa5a" style:font-weight-asian="normal" style:font-weight-complex="normal"/>
    </style:style>
    <style:style style:name="P34" style:family="paragraph" style:parent-style-name="Standard">
      <style:text-properties officeooo:rsid="001466b4" officeooo:paragraph-rsid="001466b4"/>
    </style:style>
    <style:style style:name="P35" style:family="paragraph" style:parent-style-name="Standard">
      <loext:graphic-properties draw:fill="solid" draw:fill-color="#ffffff"/>
      <style:paragraph-properties fo:background-color="#ffffff" fo:padding="0in" fo:border="none"/>
      <style:text-properties fo:color="#808080" style:font-name="Ubuntu Mono" fo:font-size="10.5pt" fo:font-style="italic" fo:font-weight="normal" officeooo:paragraph-rsid="001e3d6f" style:font-size-asian="10.5pt" style:font-style-asian="italic" style:font-weight-asian="normal"/>
    </style:style>
    <style:style style:name="P36"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1c116a" fo:background-color="#efefef" style:font-size-asian="10.5pt" style:font-style-asian="normal" style:font-weight-asian="normal"/>
    </style:style>
    <style:style style:name="P37" style:family="paragraph" style:parent-style-name="Text_20_body">
      <style:text-properties fo:font-style="normal" officeooo:rsid="00164736" officeooo:paragraph-rsid="00164736" style:font-style-asian="normal" style:font-style-complex="normal"/>
    </style:style>
    <style:style style:name="P38" style:family="paragraph" style:parent-style-name="Text_20_body">
      <style:text-properties officeooo:paragraph-rsid="001376e5"/>
    </style:style>
    <style:style style:name="P39" style:family="paragraph" style:parent-style-name="Text_20_body">
      <style:text-properties officeooo:rsid="0029c149" officeooo:paragraph-rsid="0029c149"/>
    </style:style>
    <style:style style:name="P40" style:family="paragraph" style:parent-style-name="Text_20_body">
      <style:text-properties officeooo:rsid="0029c149" officeooo:paragraph-rsid="002cc5a8"/>
    </style:style>
    <style:style style:name="P41" style:family="paragraph" style:parent-style-name="Text_20_body">
      <style:text-properties officeooo:rsid="002b9df0" officeooo:paragraph-rsid="002b9df0"/>
    </style:style>
    <style:style style:name="T1" style:family="text">
      <style:text-properties fo:font-style="italic" style:font-style-asian="italic" style:font-style-complex="italic"/>
    </style:style>
    <style:style style:name="T2" style:family="text">
      <style:text-properties fo:font-style="italic" officeooo:rsid="00188fdf"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188fdf" style:font-style-asian="normal" style:font-style-complex="normal"/>
    </style:style>
    <style:style style:name="T6" style:family="text">
      <style:text-properties fo:font-style="normal" officeooo:rsid="001376e5"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1466b4"/>
    </style:style>
    <style:style style:name="T9" style:family="text">
      <style:text-properties style:font-name="Liberation Mono" fo:font-size="10pt" style:font-size-asian="10pt" style:font-size-complex="10pt"/>
    </style:style>
    <style:style style:name="T10" style:family="text">
      <style:text-properties style:font-name="Liberation Mono" fo:font-size="10pt" officeooo:rsid="001466b4" style:font-size-asian="10pt" style:font-size-complex="10pt"/>
    </style:style>
    <style:style style:name="T11" style:family="text">
      <style:text-properties style:font-name="Liberation Mono" fo:font-size="10pt" officeooo:rsid="00188fdf" style:font-size-asian="10pt" style:font-size-complex="10pt"/>
    </style:style>
    <style:style style:name="T12" style:family="text">
      <style:text-properties style:font-name="Liberation Mono" fo:font-size="10pt" officeooo:rsid="0026c222" style:font-size-asian="10pt" style:font-size-complex="10pt"/>
    </style:style>
    <style:style style:name="T13" style:family="text">
      <style:text-properties style:font-name="Liberation Mono" fo:font-size="10pt" officeooo:rsid="002db2ca" style:font-size-asian="10pt" style:font-size-complex="10pt"/>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weight="bold" officeooo:rsid="002db2ca" style:font-size-asian="10pt" style:font-weight-asian="bold" style:font-size-complex="10pt" style:font-weight-complex="bold"/>
    </style:style>
    <style:style style:name="T16" style:family="text">
      <style:text-properties style:font-name="Liberation Mono" fo:font-size="10pt" fo:font-style="italic" officeooo:rsid="001466b4" style:font-size-asian="10pt" style:font-style-asian="italic" style:font-size-complex="10pt" style:font-style-complex="italic"/>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88fdf" style:font-size-asian="10pt" style:font-style-asian="normal" style:font-size-complex="10pt" style:font-style-complex="normal"/>
    </style:style>
    <style:style style:name="T19" style:family="text">
      <style:text-properties style:font-name="Liberation Mono" fo:font-size="8pt" style:font-size-asian="8pt" style:font-size-complex="8pt"/>
    </style:style>
    <style:style style:name="T20" style:family="text">
      <style:text-properties style:font-name="Liberation Mono" fo:font-size="8pt" officeooo:rsid="00267478" style:font-size-asian="8pt" style:font-size-complex="8pt"/>
    </style:style>
    <style:style style:name="T21" style:family="text">
      <style:text-properties fo:font-weight="bold" officeooo:rsid="001ef696" style:font-weight-asian="bold" style:font-weight-complex="bold"/>
    </style:style>
    <style:style style:name="T22" style:family="text">
      <style:text-properties fo:color="#808080" style:font-name="Ubuntu Mono" fo:font-size="10.5pt" fo:font-style="italic" fo:font-weight="normal" style:font-size-asian="10.5pt" style:font-style-asian="italic" style:font-weight-asian="normal"/>
    </style:style>
    <style:style style:name="T23" style:family="text">
      <style:text-properties fo:font-weight="normal" style:font-weight-asian="normal" style:font-weight-complex="normal"/>
    </style:style>
    <style:style style:name="T24" style:family="text">
      <style:text-properties fo:font-weight="normal" officeooo:rsid="001ef696" style:font-weight-asian="normal" style:font-weight-complex="normal"/>
    </style:style>
    <style:style style:name="T25" style:family="text">
      <style:text-properties fo:font-weight="normal" officeooo:rsid="00252534" style:font-weight-asian="normal" style:font-weight-complex="normal"/>
    </style:style>
    <style:style style:name="T26" style:family="text">
      <style:text-properties fo:font-weight="normal" officeooo:rsid="0025c864" style:font-weight-asian="normal" style:font-weight-complex="normal"/>
    </style:style>
    <style:style style:name="T27" style:family="text">
      <style:text-properties officeooo:rsid="001778c7"/>
    </style:style>
    <style:style style:name="T28" style:family="text">
      <style:text-properties officeooo:rsid="00188d4c"/>
    </style:style>
    <style:style style:name="T29" style:family="text">
      <style:text-properties officeooo:rsid="00188fdf"/>
    </style:style>
    <style:style style:name="T30" style:family="text">
      <style:text-properties fo:color="#000000" style:font-name="Ubuntu Mono" fo:font-size="10.5pt" fo:font-style="italic" fo:font-weight="normal" style:font-size-asian="10.5pt" style:font-style-asian="italic" style:font-weight-asian="normal"/>
    </style:style>
    <style:style style:name="T31" style:family="text">
      <style:text-properties fo:color="#000000" style:font-name="Ubuntu Mono" fo:font-size="10.5pt" fo:font-style="italic" fo:font-weight="normal" fo:background-color="#efefef" loext:char-shading-value="0" style:font-size-asian="10.5pt" style:font-style-asian="italic" style:font-weight-asian="normal"/>
    </style:style>
    <style:style style:name="T32" style:family="text">
      <style:text-properties fo:color="#000000" style:font-name="Ubuntu Mono" fo:font-size="10.5pt" fo:font-style="normal" fo:font-weight="normal" fo:background-color="#efefef" loext:char-shading-value="0" style:font-size-asian="10.5pt" style:font-style-asian="normal" style:font-weight-asian="normal"/>
    </style:style>
    <style:style style:name="T33" style:family="text">
      <style:text-properties fo:color="#000000" style:font-name="Ubuntu Mono" fo:font-size="10.5pt" fo:font-style="normal" fo:font-weight="normal" style:font-size-asian="10.5pt" style:font-style-asian="normal" style:font-weight-asian="normal"/>
    </style:style>
    <style:style style:name="T34" style:family="text">
      <style:text-properties fo:color="#0000ff" style:font-name="Ubuntu Mono" fo:font-size="10.5pt" fo:font-style="normal" fo:font-weight="bold" fo:background-color="#efefef" loext:char-shading-value="0" style:font-size-asian="10.5pt" style:font-style-asian="normal" style:font-weight-asian="bold"/>
    </style:style>
    <style:style style:name="T35" style:family="text">
      <style:text-properties fo:color="#008000" style:font-name="Ubuntu Mono" fo:font-size="10.5pt" fo:font-style="normal" fo:font-weight="bold" fo:background-color="#efefef" loext:char-shading-value="0" style:font-size-asian="10.5pt" style:font-style-asian="normal" style:font-weight-asian="bold"/>
    </style:style>
    <style:style style:name="T36" style:family="text">
      <style:text-properties fo:color="#000080" style:font-name="Ubuntu Mono" fo:font-size="10.5pt" fo:font-style="normal" fo:font-weight="bold" fo:background-color="#efefef" loext:char-shading-value="0" style:font-size-asian="10.5pt" style:font-style-asian="normal" style:font-weight-asian="bold"/>
    </style:style>
    <style:style style:name="T37" style:family="text">
      <style:text-properties officeooo:rsid="001e3d6f"/>
    </style:style>
    <style:style style:name="T38" style:family="text">
      <style:text-properties officeooo:rsid="001ef696"/>
    </style:style>
    <style:style style:name="T39" style:family="text">
      <style:text-properties officeooo:rsid="0024aa5a"/>
    </style:style>
    <style:style style:name="T40" style:family="text">
      <style:text-properties officeooo:rsid="00267478"/>
    </style:style>
    <style:style style:name="T41" style:family="text">
      <style:text-properties officeooo:rsid="0026c222"/>
    </style:style>
    <style:style style:name="T42" style:family="text">
      <style:text-properties officeooo:rsid="0028621f"/>
    </style:style>
    <style:style style:name="T43" style:family="text">
      <style:text-properties style:font-name="Liberation Sans" fo:font-size="28pt" fo:font-weight="bold" officeooo:rsid="0028621f" style:font-name-asian="Noto Sans CJK SC" style:font-size-asian="28pt" style:font-weight-asian="bold" style:font-name-complex="Lohit Devanagari" style:font-size-complex="28pt" style:font-weight-complex="bold"/>
    </style:style>
    <style:style style:name="T44" style:family="text">
      <style:text-properties style:font-name="Liberation Sans" fo:font-size="14.1000003814697pt" fo:font-weight="bold" officeooo:rsid="002db2ca" style:font-name-asian="Noto Sans CJK SC" style:font-size-asian="14.1000003814697pt" style:font-weight-asian="bold" style:font-name-complex="Lohit Devanagari" style:font-size-complex="14.1000003814697pt" style:font-weight-complex="bold"/>
    </style:style>
    <style:style style:name="T45" style:family="text">
      <style:text-properties officeooo:rsid="001376e5"/>
    </style:style>
    <style:style style:name="T46" style:family="text">
      <style:text-properties fo:color="#ffff00" style:font-name="Liberation Mono" fo:font-size="10pt" fo:font-weight="bold" officeooo:rsid="0028621f" style:font-name-asian="Noto Sans Mono CJK SC" style:font-size-asian="10pt" style:font-name-complex="Liberation Mono" style:font-size-complex="10pt"/>
    </style:style>
    <style:style style:name="T47" style:family="text">
      <style:text-properties fo:color="#ffff00" style:font-name="Liberation Mono" fo:font-size="10pt" fo:font-weight="bold" officeooo:rsid="002db2ca" style:font-name-asian="Noto Sans Mono CJK SC" style:font-size-asian="10pt" style:font-name-complex="Liberation Mono" style:font-size-complex="10pt"/>
    </style:style>
    <style:style style:name="T48" style:family="text">
      <style:text-properties style:font-name="Liberation Mono" fo:font-size="10pt" style:font-size-asian="10pt" style:font-size-complex="10pt"/>
    </style:style>
    <style:style style:name="T49" style:family="text">
      <style:text-properties style:font-name="Liberation Mono" fo:font-size="10pt" officeooo:rsid="002cc5a8" style:font-size-asian="10pt" style:font-size-complex="10pt"/>
    </style:style>
    <style:style style:name="T50" style:family="text">
      <style:text-properties style:font-name="Liberation Mono" fo:font-size="10pt" officeooo:rsid="002db2ca" style:font-size-asian="10pt" style:font-size-complex="10pt"/>
    </style:style>
    <style:style style:name="T51" style:family="text">
      <style:text-properties style:font-name="Liberation Mono" fo:font-size="10pt" fo:font-weight="bold" officeooo:rsid="002db2ca" style:font-size-asian="10pt" style:font-weight-asian="bold" style:font-size-complex="10pt" style:font-weight-complex="bold"/>
    </style:style>
    <style:style style:name="T52" style:family="text">
      <style:text-properties style:font-name="Liberation Mono" officeooo:rsid="002db2ca"/>
    </style:style>
    <style:style style:name="T53" style:family="text">
      <style:text-properties officeooo:rsid="002b9df0"/>
    </style:style>
    <style:style style:name="T54" style:family="text">
      <style:text-properties officeooo:rsid="002cc5a8"/>
    </style:style>
    <style:style style:name="T55" style:family="text">
      <style:text-properties officeooo:rsid="002db2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3">Conversions</text:span> in QDL</text:p>
      <text:p text:style-name="P1">Synopsis</text:p>
      <text:p text:style-name="P38"><text:span text:style-name="T45">QDL’s </text:span><text:span text:style-name="T42">convert </text:span><text:span text:style-name="T45">module allows you to import </text:span><text:span text:style-name="T42">or export to various standard serialization formats. The three supported are </text:span><text:span text:style-name="T53">QDL, </text:span><text:span text:style-name="T42">YAML, XML and HOCON (a simplified version of JSON). </text:span><text:span text:style-name="T6"><text:s/></text:span></text:p>
      <text:h text:style-name="Heading_20_1" text:outline-level="1">Loading the module</text:h>
      <text:p text:style-name="P16">You can import the module (listed in the default library as <text:span text:style-name="T14">info().lib.xml</text:span> ) with</text:p>
      <text:p text:style-name="Preformatted_20_Text"><text:span text:style-name="T8"><text:s text:c="3"/>module_import(</text:span>module_load(info().lib.<text:span text:style-name="T46">convert</text:span>, 'java')<text:span text:style-name="T8">);</text:span></text:p>
      <text:p text:style-name="P27">convert</text:p>
      <text:p text:style-name="P34"/>
      <text:h text:style-name="P24" text:outline-level="2">Imports generally.</text:h>
      <text:p text:style-name="P39">Each of the import functions is of the form X_in where X is the format. They all operate the same:</text:p>
      <text:p text:style-name="P39"><text:span text:style-name="T9">X_in(string)</text:span> - outputs in format X</text:p>
      <text:p text:style-name="P39"><text:span text:style-name="T9">X_in({'file':'/path/to/file'})</text:span> - reads the file. Other options may be supported.</text:p>
      <text:h text:style-name="Heading_20_2" text:outline-level="2">Exports generally.</text:h>
      <text:p text:style-name="P40">Stems do not really match up exactly, <text:span text:style-name="T54">(</text:span><text:span text:style-name="T53">except for QDL format</text:span><text:span text:style-name="T54">)</text:span>. <text:span text:style-name="T54">For one thing, sets are converted to lists. The basic format for all of these is</text:span></text:p>
      <text:p text:style-name="P40"><text:span text:style-name="T49">X_out(arg.{, file})</text:span><text:span text:style-name="T54"> - convert </text:span><text:span text:style-name="T49">arg. </text:span><text:span text:style-name="T54">to format X. If there is a file path specified, use that and return true, otherwise, return a string representation of arg.</text:span> </text:p>
      <text:h text:style-name="Heading_20_2" text:outline-level="2">QDL</text:h>
      <text:p text:style-name="P41">Super easy – this is just a wrapper around QDL’s input form. It lets you chain together various other format seamlessly with a consistent syntax/behavior. </text:p>
      <text:h text:style-name="Heading_20_2" text:outline-level="2">YAML</text:h>
      <text:p text:style-name="P39">There are two main functions for YAML, <text:span text:style-name="T9">yaml_in</text:span> and <text:span text:style-name="T9">yaml_out</text:span>. No other import options except file reads are supported</text:p>
      <text:h text:style-name="Heading_20_2" text:outline-level="2">HOCON</text:h>
      <text:p text:style-name="P39">The two functions associated with this format are hocon_in and hocon_out. </text:p>
      <text:h text:style-name="P26" text:outline-level="3"><text:soft-page-break/><text:span text:style-name="T44">XML</text:span></text:h>
      <text:p text:style-name="P16"><text:span text:style-name="T55">XML, on a good day, is very messy to work with. The approach here is to try and preserve the structure on import and allow for simplifying it to something much more manageable (see </text:span><text:span text:style-name="T15">snarf</text:span><text:span text:style-name="T55"> below). </text:span>The main <text:span text:style-name="T55">import </text:span>command is <text:span text:style-name="T15">xml_in</text:span> and it has various invocations possible.</text:p>
      <text:p text:style-name="Text_20_body"><text:span text:style-name="T8"><text:s text:c="2"/></text:span><text:span text:style-name="T13">xml_in</text:span><text:span text:style-name="T10">(</text:span><text:span text:style-name="T16">string </text:span><text:span text:style-name="T10">{,level}) </text:span><text:span text:style-name="T8">which takes a string representation of the XML and imports at the given level (level 0 means to snarf it up, level 5 means to be completely faithful). The default is to be faithful.</text:span></text:p>
      <text:p text:style-name="Preformatted_20_Text"><text:s text:c="3"/>import('&lt;a p="x"&gt;&lt;b q="y"&gt;Z&lt;/b&gt;&lt;/a&gt;')</text:p>
      <text:p text:style-name="Preformatted_20_Text">{</text:p>
      <text:p text:style-name="Preformatted_20_Text"><text:s/>&gt;declaration: {</text:p>
      <text:p text:style-name="Preformatted_20_Text"><text:s text:c="2"/>@version:1.0,</text:p>
      <text:p text:style-name="Preformatted_20_Text"><text:s text:c="2"/>@encoding:UTF-8,</text:p>
      <text:p text:style-name="Preformatted_20_Text"><text:s text:c="2"/>@standalone:false</text:p>
      <text:p text:style-name="Preformatted_20_Text"><text:s/>},</text:p>
      <text:p text:style-name="P3"><text:s/>a: [</text:p>
      <text:p text:style-name="P3"><text:s text:c="4"/>{@p:x,</text:p>
      <text:p text:style-name="P3"><text:s text:c="6"/>b:[[Z]~{@q:y}]</text:p>
      <text:p text:style-name="P3"><text:s text:c="4"/>}</text:p>
      <text:p text:style-name="Preformatted_20_Text"><text:s text:c="2"/>]</text:p>
      <text:p text:style-name="Preformatted_20_Text">}</text:p>
      <text:p text:style-name="Text_20_body"/>
      <text:p text:style-name="P17">This shows the imported structure (with declaration) of the document. The root element, <text:span text:style-name="T1">a</text:span><text:span text:style-name="T4">, has its property annotated with an initial </text:span><text:span text:style-name="T3">@ </text:span><text:span text:style-name="T7">and </text:span><text:span text:style-name="T4">an ordered list of its elements. In this case there is a single element. The text for the node is in the list (here Z) and other nodes/properties are in the map </text:span><text:span text:style-name="T17">{@q:y}</text:span><text:span text:style-name="T4"> </text:span></text:p>
      <text:p text:style-name="P37">Let us take a somewhat more complex example.</text:p>
      <text:p text:style-name="P18"><text:span text:style-name="T9">&lt;a p="x"&gt;<text:line-break/> <text:s/>&lt;b q="y"&gt;Z&lt;/b&gt;<text:line-break/> <text:s/>&lt;c&gt;A&lt;/c&gt;<text:line-break/> <text:s/>&lt;b&gt;Y&lt;/b&gt;<text:line-break/>&lt;/a&gt;</text:span><text:line-break/></text:p>
      <text:p text:style-name="P19">and import it</text:p>
      <text:p text:style-name="Preformatted_20_Text"><text:s text:c="3"/><text:span text:style-name="T47">xml_in</text:span>('&lt;a p="x"&gt;&lt;b q="y"&gt;Z&lt;/b&gt;&lt;c&gt;A&lt;/c&gt;&lt;b&gt;Y&lt;/b&gt;&lt;/a&gt;') <text:span text:style-name="T29">=: x.</text:span><text:span text:style-name="T27"><text:line-break/>{</text:span></text:p>
      <text:p text:style-name="Preformatted_20_Text"><text:s/>&gt;declaration: {</text:p>
      <text:p text:style-name="Preformatted_20_Text"><text:s text:c="2"/>@version:1.0,</text:p>
      <text:p text:style-name="Preformatted_20_Text"><text:s text:c="2"/>@encoding:UTF-8,</text:p>
      <text:p text:style-name="Preformatted_20_Text"><text:s text:c="2"/>@standalone:false</text:p>
      <text:p text:style-name="Preformatted_20_Text"><text:s/>},</text:p>
      <text:p text:style-name="Preformatted_20_Text"><text:s/>a: [</text:p>
      <text:p text:style-name="P28"><text:s text:c="4"/>{@p : x,</text:p>
      <text:p text:style-name="P28"><text:s text:c="6"/>b : [[Z]~{@q:y},[Y]<text:span text:style-name="T55">]</text:span>,</text:p>
      <text:p text:style-name="Preformatted_20_Text"><text:s text:c="6"/>c :[[A]]</text:p>
      <text:p text:style-name="Preformatted_20_Text"><text:s text:c="4"/>}</text:p>
      <text:p text:style-name="Preformatted_20_Text"><text:s text:c="2"/>]</text:p>
      <text:p text:style-name="Preformatted_20_Text">}</text:p>
      <text:p text:style-name="P7"/>
      <text:p text:style-name="P7">Here we see that the b nodes end up grouped (in order). </text:p>
      <text:p text:style-name="P29"/>
      <text:h text:style-name="P23" text:outline-level="1"><text:soft-page-break/>Structure of the stem</text:h>
      <text:p text:style-name="P20">When an XML document is imported faithfully, then the structures transform directly to structure in the stem.</text:p>
      <table:table table:name="Table1" table:style-name="Table1">
        <table:table-column table:style-name="Table1.A"/>
        <table:table-column table:style-name="Table1.B"/>
        <table:table-row table:style-name="TableLine93948154285168">
          <table:table-cell table:style-name="Table1.A1" office:value-type="string">
            <text:p text:style-name="P13">XML</text:p>
          </table:table-cell>
          <table:table-cell table:style-name="Table1.A1" office:value-type="string">
            <text:p text:style-name="P13">Stem</text:p>
          </table:table-cell>
        </table:table-row>
        <table:table-row table:style-name="TableLine93948154491872">
          <table:table-cell table:style-name="Table1.A1" office:value-type="string">
            <text:p text:style-name="P12"><text:span text:style-name="T31">&lt;?</text:span><text:span text:style-name="T34">xml version</text:span><text:span text:style-name="T35">="1.0"</text:span><text:span text:style-name="T30">?&gt;</text:span><text:line-break/></text:p>
            <text:p text:style-name="P35"/>
            <text:p text:style-name="P35"/>
            <text:p text:style-name="P35"/>
            <text:p text:style-name="P12"><text:span text:style-name="T22">&lt;!-- top level comment --&gt;</text:span><text:line-break/><text:span text:style-name="T32">&lt;</text:span><text:span text:style-name="T36">a </text:span><text:span text:style-name="T34">q</text:span><text:span text:style-name="T35">="T"</text:span><text:span text:style-name="T32">&gt;</text:span><text:line-break/></text:p>
            <text:p text:style-name="P12"><text:span text:style-name="T33"><text:s text:c="4"/></text:span><text:span text:style-name="T32">&lt;</text:span><text:span text:style-name="T36">b </text:span><text:span text:style-name="T34">p</text:span><text:span text:style-name="T35">="S"</text:span><text:span text:style-name="T32">&gt;</text:span><text:span text:style-name="T33">W</text:span><text:span text:style-name="T32">&lt;/</text:span><text:span text:style-name="T36">b</text:span><text:span text:style-name="T32">&gt;</text:span><text:line-break/><text:span text:style-name="T33"> <text:s text:c="3"/></text:span><text:span text:style-name="T32">&lt;</text:span><text:span text:style-name="T36">b </text:span><text:span text:style-name="T34">p</text:span><text:span text:style-name="T35">="U"</text:span><text:span text:style-name="T32">&gt;</text:span><text:span text:style-name="T33">X</text:span><text:span text:style-name="T32">&lt;/</text:span><text:span text:style-name="T36">b</text:span><text:span text:style-name="T32">&gt;</text:span><text:line-break/><text:span text:style-name="T33"> <text:s text:c="3"/></text:span><text:span text:style-name="T22">&lt;!-- Here is a comment --&gt;</text:span><text:line-break/><text:span text:style-name="T22"> <text:s text:c="3"/></text:span><text:span text:style-name="T32">&lt;</text:span><text:span text:style-name="T36">b </text:span><text:span text:style-name="T34">p</text:span><text:span text:style-name="T35">="V"</text:span><text:span text:style-name="T32">&gt;</text:span><text:span text:style-name="T33">&lt;![CDATA[ Y ]]&gt;</text:span><text:span text:style-name="T32">&lt;/</text:span><text:span text:style-name="T36">b</text:span><text:span text:style-name="T32">&gt;</text:span><text:line-break/><text:span text:style-name="T33"> <text:s text:c="3"/>Z</text:span><text:line-break/><text:span text:style-name="T32">&lt;/</text:span><text:span text:style-name="T36">a</text:span><text:span text:style-name="T32">&gt;</text:span></text:p>
            <text:p text:style-name="P36"/>
          </table:table-cell>
          <table:table-cell table:style-name="Table1.A1" office:value-type="string">
            <text:p text:style-name="P14">{</text:p>
            <text:p text:style-name="P14"><text:s/>&gt;declaration : {</text:p>
            <text:p text:style-name="P14"><text:s text:c="6"/>@version : 1.0,</text:p>
            <text:p text:style-name="P14"><text:s text:c="5"/>@encoding : UTF-8,</text:p>
            <text:p text:style-name="P14"><text:s text:c="3"/>@standalone : false</text:p>
            <text:p text:style-name="P14"><text:s/>},</text:p>
            <text:p text:style-name="P15"><text:s text:c="4"/>&gt;comment : top level comment, </text:p>
            <text:p text:style-name="P15"><text:s/>a: [[Z]~{</text:p>
            <text:p text:style-name="P15"><text:s text:c="8"/>@q : T,</text:p>
            <text:p text:style-name="P14"><text:s text:c="9"/>b : [[W]~{@p:S},</text:p>
            <text:p text:style-name="P14"><text:s text:c="14"/>[X]~{@p:U},</text:p>
            <text:p text:style-name="P14"><text:s text:c="14"/>[ Y ]~{@p:V,<text:span text:style-name="T37">&gt;cdata:true</text:span>}</text:p>
            <text:p text:style-name="P14"><text:s text:c="12"/>],</text:p>
            <text:p text:style-name="P14"><text:s text:c="2"/>&gt;comment : Here is a comment </text:p>
            <text:p text:style-name="P14"><text:s text:c="5"/>}</text:p>
            <text:p text:style-name="P14"><text:s text:c="2"/>]</text:p>
            <text:p text:style-name="P14">}</text:p>
          </table:table-cell>
        </table:table-row>
      </table:table>
      <text:p text:style-name="Standard"/>
      <text:p text:style-name="P8">Points to note</text:p>
      <text:list xml:id="list286269926" text:style-name="L1">
        <text:list-item>
          <text:p text:style-name="P30"><text:span text:style-name="T38">The declaration, comments, entities and other fixed XML structures have </text:span><text:span text:style-name="T39">keys </text:span><text:span text:style-name="T38">start</text:span><text:span text:style-name="T39">ing</text:span><text:span text:style-name="T38"> with</text:span><text:span text:style-name="T21"> &gt;</text:span><text:span text:style-name="T24">. </text:span></text:p>
        </text:list-item>
        <text:list-item>
          <text:p text:style-name="P30"><text:span text:style-name="T24">Properties of an element </text:span><text:span text:style-name="T25">starting</text:span><text:span text:style-name="T24"> with an</text:span><text:span text:style-name="T21"> @</text:span><text:span text:style-name="T24"> sign.</text:span></text:p>
        </text:list-item>
        <text:list-item>
          <text:p text:style-name="P31">Elements have lists of nodes, even if there is only a single node.</text:p>
        </text:list-item>
        <text:list-item>
          <text:p text:style-name="P33">Each element turns in to a stem with a specific form of a list (of strings, the content) and a map of properties and elements.</text:p>
        </text:list-item>
      </text:list>
      <text:p text:style-name="P32"/>
      <text:p text:style-name="P9"><text:span text:style-name="T23"><text:s/></text:span><text:span text:style-name="T25">We prefix </text:span><text:span text:style-name="T26">certain </text:span><text:span text:style-name="T25">stem keys with characters that are illegal names in XML, so there cannot be a clash.</text:span></text:p>
      <text:p text:style-name="P2">Same XML document, snarfed.</text:p>
      <text:p text:style-name="Preformatted_20_Text">{</text:p>
      <text:p text:style-name="P6"><text:s/>a: [Z]~ {</text:p>
      <text:p text:style-name="P6"><text:s text:c="2"/>@q : T,</text:p>
      <text:p text:style-name="P6"><text:s text:c="3"/>b : [[W]~{@p:S},</text:p>
      <text:p text:style-name="Preformatted_20_Text"><text:s text:c="8"/>[X]~{@p:U},</text:p>
      <text:p text:style-name="Preformatted_20_Text"><text:s text:c="8"/>[ Y ]~{@p:V}</text:p>
      <text:p text:style-name="Preformatted_20_Text"><text:s text:c="7"/>]</text:p>
      <text:p text:style-name="Preformatted_20_Text"><text:s text:c="4"/>}</text:p>
      <text:p text:style-name="Preformatted_20_Text">}</text:p>
      <text:p text:style-name="Text_20_body"/>
      <text:p text:style-name="P21">Mostly the aim of snarfing the XML is to have a compact stem with reasonable accessor patterns. A common complaint of usin<text:span text:style-name="T40">g</text:span> XML is having to navigate through all the structure to find the content. Snarfing the document cuts out a lot of that and then the usual stem operations (such as extraction and subsetting) allow rapid and pretty painless access, such as searching for elements with specific property values. <text:span text:style-name="T40">See the Appendix below for a real life example of snarfing my Tomcat configuration file.</text:span></text:p>
      <text:p text:style-name="Heading">Snarf examples</text:p>
      <text:p text:style-name="Preformatted_20_Text"><text:s text:c="2"/>snarf(import('&lt;a p="x"&gt;&lt;b q="y"&gt;Z&lt;/b&gt;&lt;/a&gt;')) <text:span text:style-name="T29">=: r.</text:span></text:p>
      <text:p text:style-name="Preformatted_20_Text">{a: {</text:p>
      <text:p text:style-name="Preformatted_20_Text"><text:soft-page-break/><text:s text:c="2"/>@p:x,</text:p>
      <text:p text:style-name="P5"><text:s text:c="3"/>b:[Z]~{@q:y}</text:p>
      <text:p text:style-name="Preformatted_20_Text"><text:s/>}</text:p>
      <text:p text:style-name="Preformatted_20_Text">}</text:p>
      <text:p text:style-name="Text_20_body"><text:span text:style-name="T28">Which allows much more idiomatic </text:span><text:span text:style-name="T29">stem access, e.g. </text:span><text:span text:style-name="T11">r.a.b.0 </text:span><text:span text:style-name="T29">is the text for b.</text:span></text:p>
      <text:p text:style-name="Preformatted_20_Text"><text:s text:c="2"/>snarf(import('&lt;a p="x"&gt;&lt;b q="y"&gt;Z&lt;/b&gt;&lt;c&gt;A&lt;/c&gt;&lt;b&gt;Y&lt;/b&gt;&lt;/a&gt;')) <text:span text:style-name="T29">=: s.</text:span></text:p>
      <text:p text:style-name="Preformatted_20_Text">{</text:p>
      <text:p text:style-name="Preformatted_20_Text"><text:s/>a: {</text:p>
      <text:p text:style-name="Preformatted_20_Text"><text:s text:c="2"/>@p:x,</text:p>
      <text:p text:style-name="Preformatted_20_Text"><text:s text:c="3"/>b:[[Z]~{@q:y},Y],</text:p>
      <text:p text:style-name="Preformatted_20_Text"><text:s text:c="2"/>c:A</text:p>
      <text:p text:style-name="Preformatted_20_Text"><text:s/>}</text:p>
      <text:p text:style-name="Preformatted_20_Text">}</text:p>
      <text:p text:style-name="Text_20_body"><text:span text:style-name="T29">and, </text:span><text:span text:style-name="T2">e.g.</text:span><text:span text:style-name="T5"> </text:span><text:span text:style-name="T18">s.a.c</text:span><text:span text:style-name="T5"> gives the value of that node (vs. </text:span><text:span text:style-name="T18">x.s.a.c.0.0</text:span><text:span text:style-name="T29">)</text:span></text:p>
      <text:p text:style-name="Text_20_body"/>
      <text:h text:style-name="P25" text:outline-level="3">Appendix, my Tomcat XML configuration file</text:h>
      <text:p text:style-name="P22"/>
      <text:p text:style-name="P10">{</text:p>
      <text:p text:style-name="P10"><text:s/>Server: {</text:p>
      <text:p text:style-name="P10"><text:s text:c="3"/>Listener:[<text:line-break/> <text:s text:c="3"/>{@className : org.apache.catalina.startup.VersionLoggerListener},</text:p>
      <text:p text:style-name="P10"><text:s text:c="4"/>{@className : org.apache.catalina.core.AprLifecycleListener,</text:p>
      <text:p text:style-name="P10"><text:s text:c="5"/>@SSLEngine : on},</text:p>
      <text:p text:style-name="P10"><text:s text:c="4"/>{@className : org.apache.catalina.core.JreMemoryLeakPreventionListener},</text:p>
      <text:p text:style-name="P10"><text:s text:c="4"/>{@className <text:s/>:org.apache.catalina.mbeans.GlobalResourcesLifecycleListener},</text:p>
      <text:p text:style-name="P10"><text:s text:c="4"/>{@className : org.apache.catalina.core.ThreadLocalLeakPreventionListener}</text:p>
      <text:p text:style-name="P10"><text:s text:c="4"/>],</text:p>
      <text:p text:style-name="P10"><text:s text:c="2"/>@shutdown : SHUTDOWN,</text:p>
      <text:p text:style-name="P10"><text:s text:c="2"/>GlobalNamingResources: <text:s/>{</text:p>
      <text:p text:style-name="P10"><text:s text:c="5"/>Resource: <text:s text:c="2"/>{</text:p>
      <text:p text:style-name="P10"><text:s text:c="7"/>@name:UserDatabase,</text:p>
      <text:p text:style-name="P10"><text:s text:c="7"/>@description:User database that can be updated and saved,</text:p>
      <text:p text:style-name="P10"><text:s text:c="7"/>@type:org.apache.catalina.UserDatabase,</text:p>
      <text:p text:style-name="P10"><text:s text:c="7"/>@auth:Container,</text:p>
      <text:p text:style-name="P10"><text:s text:c="7"/>@pathname:conf/tomcat-users.xml,</text:p>
      <text:p text:style-name="P10"><text:s text:c="7"/>@factory:org.apache.catalina.users.MemoryUserDatabaseFactory</text:p>
      <text:p text:style-name="P10"><text:s text:c="5"/>}</text:p>
      <text:p text:style-name="P10"><text:s text:c="4"/>},</text:p>
      <text:p text:style-name="P10"><text:s text:c="2"/>Service : {</text:p>
      <text:p text:style-name="P10"><text:s text:c="3"/>Connector :[{</text:p>
      <text:p text:style-name="P10"><text:s text:c="5"/>@redirectPort:9443,</text:p>
      <text:p text:style-name="P10"><text:s text:c="5"/>@connectionTimeout:20000,</text:p>
      <text:p text:style-name="P10"><text:s text:c="5"/>@port:44444,</text:p>
      <text:p text:style-name="P10"><text:s text:c="5"/>@protocol:HTTP/1.1</text:p>
      <text:p text:style-name="P10"><text:s text:c="4"/>},</text:p>
      <text:p text:style-name="P10"><text:s text:c="4"/>{</text:p>
      <text:p text:style-name="P10"><text:s text:c="5"/>@truststoreType:JKS,</text:p>
      <text:p text:style-name="P10"><text:s text:c="5"/>@URIEncoding:UTF-8,</text:p>
      <text:p text:style-name="P10"><text:s text:c="5"/>@sslProtocol:TLS,</text:p>
      <text:p text:style-name="P10"><text:s text:c="5"/>@maxThreads:150,</text:p>
      <text:p text:style-name="Standard"><text:span text:style-name="T19"><text:s text:c="5"/>@truststorePass:</text:span><text:span text:style-name="T20">XXXXX</text:span><text:span text:style-name="T19">,</text:span></text:p>
      <text:p text:style-name="P10"><text:s text:c="5"/>@clientAuth:false,</text:p>
      <text:p text:style-name="P10"><text:s text:c="5"/>@keystoreType:JKS,</text:p>
      <text:p text:style-name="P10"><text:s text:c="5"/>@scheme:https,</text:p>
      <text:p text:style-name="P10"><text:s text:c="5"/>@SSLEnabled:true,</text:p>
      <text:p text:style-name="Standard"><text:span text:style-name="T19"><text:s text:c="5"/>@keystorePass:</text:span><text:span text:style-name="T20">XXXXX</text:span><text:span text:style-name="T19">,</text:span></text:p>
      <text:p text:style-name="P10"><text:s text:c="5"/>@port:9443,</text:p>
      <text:p text:style-name="P10"><text:s text:c="5"/>@keystoreFile:${user.home}/certs/localhost-2020.jks,</text:p>
      <text:p text:style-name="P10"><text:s text:c="5"/>@truststoreFile:${user.home}/dev/csd/config/ncsa-cacerts,</text:p>
      <text:p text:style-name="P10"><text:s text:c="5"/>@secure:true,</text:p>
      <text:p text:style-name="P10"><text:s text:c="5"/>@protocol:HTTP/1.1</text:p>
      <text:p text:style-name="P10"><text:s text:c="4"/>}</text:p>
      <text:p text:style-name="P10"><text:s text:c="4"/>],</text:p>
      <text:p text:style-name="P10"><text:soft-page-break/><text:s text:c="3"/>@name:Catalina,</text:p>
      <text:p text:style-name="P10"><text:s text:c="3"/>Engine: <text:s text:c="2"/>{</text:p>
      <text:p text:style-name="P10"><text:s text:c="4"/>@defaultHost:localhost,</text:p>
      <text:p text:style-name="P10"><text:s text:c="4"/>@name:Catalina,</text:p>
      <text:p text:style-name="P10"><text:s text:c="6"/>Host : {</text:p>
      <text:p text:style-name="P10"><text:s text:c="8"/>@appBase:webapps,</text:p>
      <text:p text:style-name="P10"><text:s text:c="8"/>@name:localhost,</text:p>
      <text:p text:style-name="P10"><text:s text:c="8"/>@autoDeploy:true,</text:p>
      <text:p text:style-name="P10"><text:s text:c="7"/>Valve: <text:s text:c="4"/>{</text:p>
      <text:p text:style-name="P10"><text:s text:c="11"/>@prefix:localhost_access_log,</text:p>
      <text:p text:style-name="P10"><text:s text:c="11"/>@directory:logs,</text:p>
      <text:p text:style-name="P10"><text:s text:c="11"/>@pattern:%h %l %u %t "%r" %s %b,</text:p>
      <text:p text:style-name="P10"><text:s text:c="11"/>@className:org.apache.catalina.valves.AccessLogValve,</text:p>
      <text:p text:style-name="P10"><text:s text:c="11"/>@suffix:.txt</text:p>
      <text:p text:style-name="P10"><text:s text:c="7"/>},</text:p>
      <text:p text:style-name="P10"><text:s text:c="6"/>@unpackWARs:true</text:p>
      <text:p text:style-name="P10"><text:s text:c="5"/>},</text:p>
      <text:p text:style-name="P10"><text:s text:c="4"/>Realm: {@className:org.apache.catalina.realm.LockOutRealm,</text:p>
      <text:p text:style-name="P10"><text:s text:c="6"/>Realm :{@className:org.apache.catalina.realm.UserDatabaseRealm,</text:p>
      <text:p text:style-name="P10"><text:s text:c="14"/>@resourceName:UserDatabase}</text:p>
      <text:p text:style-name="P10"><text:s text:c="4"/>}</text:p>
      <text:p text:style-name="P10"><text:s text:c="3"/>}</text:p>
      <text:p text:style-name="P10"><text:s text:c="2"/>},</text:p>
      <text:p text:style-name="P10"><text:s text:c="2"/>@port:8005</text:p>
      <text:p text:style-name="P10"><text:s/>}</text:p>
      <text:p text:style-name="P10">}</text:p>
      <text:p text:style-name="Standard"/>
      <text:p text:style-name="P11"><text:span text:style-name="T41">So a typical access might be (if the value is in the variable </text:span><text:span text:style-name="T12">tomcat.</text:span>): </text:p>
      <text:p text:style-name="Preformatted_20_Text"><text:span text:style-name="T41"><text:s text:c="2"/>tomcat.</text:span>'<text:span text:style-name="T41">Server</text:span>'<text:span text:style-name="T41">.'Service</text:span>'<text:span text:style-name="T41">.'Engine</text:span>'<text:span text:style-name="T41">.</text:span>'<text:span text:style-name="T41">@defaulthost</text:span>'</text:p>
      <text:p text:style-name="Preformatted_20_Text">localhost</text:p>
      <text:p text:style-name="P11"/>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1"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2T14:10:19.881978078</meta:creation-date>
    <dc:date>2023-03-01T09:22:02.083062473</dc:date>
    <meta:editing-duration>PT40M35S</meta:editing-duration>
    <meta:editing-cycles>7</meta:editing-cycles>
    <meta:generator>LibreOffice/6.4.7.2$Linux_X86_64 LibreOffice_project/40$Build-2</meta:generator>
    <meta:document-statistic meta:table-count="1" meta:image-count="0" meta:object-count="0" meta:page-count="5" meta:paragraph-count="187" meta:word-count="883" meta:character-count="6714" meta:non-whitespace-character-count="5395"/>
  </office:meta>
</office:document-meta>
</file>